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9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40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text-shadow="none"/>
    </style:style>
    <style:style style:name="P2" style:family="paragraph">
      <loext:graphic-properties draw:fill="none" draw:fill-color="#ffffff"/>
      <style:text-properties fo:color="#ffffff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color="#000000" fo:text-shadow="none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color="#000000" fo:text-shadow="none" fo:font-weight="bold" style:font-weight-asian="bold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name-asian="Segoe UI" style:font-size-asian="36pt" style:font-weight-asian="normal" style:font-name-complex="Segoe UI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Segoe UI" style:font-size-asian="36pt" style:font-style-asian="normal" style:font-weight-asian="normal" style:font-name-complex="Segoe U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16pt" fo:font-style="normal" fo:text-shadow="none" style:text-underline-style="none" fo:font-weight="bold" style:letter-kerning="true" style:font-name-asian="Segoe UI" style:font-size-asian="16pt" style:font-style-asian="normal" style:font-weight-asian="bold" style:font-name-complex="Segoe UI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20pt" fo:font-style="normal" fo:text-shadow="none" style:text-underline-style="none" fo:font-weight="bold" style:letter-kerning="true" style:font-name-asian="Segoe UI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615cm">
          <draw:text-box>
            <text:p text:style-name="P1"><text:span text:style-name="T1">HYMN #921</text:span></text:p>
            <text:p text:style-name="P1"><text:span text:style-name="T2">“</text:span><text:span text:style-name="T2">On What Has Now Been Sow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4.892cm" svg:height="7.366cm" svg:x="1.524cm" svg:y="0.762cm">
          <draw:text-box>
            <text:p text:style-name="P4"><text:span text:style-name="T3">1. </text:span><text:span text:style-name="T4">On what has now been sown</text:span><text:span text:style-name="T4"><text:line-break/></text:span><text:span text:style-name="T4">Thy blessing, Lord, bestow;</text:span><text:span text:style-name="T4"><text:line-break/></text:span><text:span text:style-name="T4">The pow’r is Thine alone</text:span><text:span text:style-name="T4"><text:line-break/></text:span><text:span text:style-name="T4">To make it sprout and gr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654cm" svg:height="4.064cm" svg:x="1.27cm" svg:y="1.016cm">
          <draw:text-box>
            <text:p text:style-name="P4"><text:span text:style-name="T4">Do Thou in grace the harvest raise,</text:span><text:span text:style-name="T4"><text:line-break/></text:span><text:span text:style-name="T4">And Thou alone shalt have the praise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7" draw:layer="layout" svg:width="25.654cm" svg:height="7.366cm" svg:x="1.245cm" svg:y="0.771cm">
          <draw:text-box>
            <text:p text:style-name="P6"><text:span text:style-name="T5">2. </text:span><text:span text:style-name="T6">To Thee our wants are known,</text:span></text:p>
            <text:p text:style-name="P6"><text:span text:style-name="T6">From Thee are all our pow’rs;</text:span></text:p>
            <text:p text:style-name="P6"><text:span text:style-name="T6">Accept what is Thine own</text:span></text:p>
            <text:p text:style-name="P6"><text:span text:style-name="T6">And pardon what is ou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7" draw:layer="layout" svg:width="25.654cm" svg:height="4.168cm" svg:x="1.27cm" svg:y="0.912cm">
          <draw:text-box>
            <text:p text:style-name="P6"><text:span text:style-name="T6">Our praises, Lord, and prayers receive,</text:span></text:p>
            <text:p text:style-name="P6"><text:span text:style-name="T6">And to Thy Word a blessing giv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9" draw:layer="layout" svg:width="24.892cm" svg:height="7.366cm" svg:x="1.637cm" svg:y="0.787cm">
          <draw:text-box>
            <text:p text:style-name="P8"><text:span text:style-name="T5">3. </text:span><text:span text:style-name="T6">O grant that each of us,</text:span></text:p>
            <text:p text:style-name="P8"><text:span text:style-name="T6">Now met before Thee here,</text:span></text:p>
            <text:p text:style-name="P8"><text:span text:style-name="T6">May meet together thus</text:span></text:p>
            <text:p text:style-name="P8"><text:span text:style-name="T6">When Thou and Thine appea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6" draw:text-style-name="P9" draw:layer="layout" svg:width="25.654cm" svg:height="9.641cm" svg:x="1.27cm" svg:y="0.742cm">
          <draw:text-box>
            <text:p text:style-name="P8"><text:span text:style-name="T6">And follow Thee to heav’n, our home.</text:span></text:p>
            <text:p text:style-name="P8"><text:span text:style-name="T6">E’en so, amen, Lord Jesus, come!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8"><text:s/></text:span></text:p>
            <text:p text:style-name="P10"><text:span text:style-name="T8"/></text:p>
            <text:p text:style-name="P10"><text:span text:style-name="T8"/></text:p>
            <text:p text:style-name="P10"><text:span text:style-name="T8"><text:s text:c="10"/></text:span><text:span text:style-name="T8">Public domain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20:47:34.377000000</meta:creation-date>
    <dc:title>Hymn template</dc:title>
    <meta:editing-duration>PT17M39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18T17:06:13.155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6-12T20:47:34.112000000"/>
  </office:meta>
</office:document-meta>
</file>